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067b" officeooo:paragraph-rsid="003b067b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3b067b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33fdf8"/>
    </style:style>
    <style:style style:name="P5" style:family="paragraph" style:parent-style-name="Standard">
      <style:paragraph-properties fo:text-align="start" style:justify-single-word="false"/>
      <style:text-properties officeooo:paragraph-rsid="003e391b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b067b" officeooo:paragraph-rsid="003b067b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b067b" officeooo:paragraph-rsid="003b067b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b067b" officeooo:paragraph-rsid="003b067b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3b067b" officeooo:paragraph-rsid="003b067b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391b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391b" style:font-weight-asian="bold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fdf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6561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913c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b067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bf1b3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3fdf8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b067b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bf1b3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15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D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5"><text:span text:style-name="T6">4</text:span><text:span text:style-name="T7">0</text:span><text:span text:style-name="T6">1</text:span><text:span text:style-name="T3"> - </text:span><text:span text:style-name="T1">A/</text:span><text:span text:style-name="T2">A</text:span><text:span text:style-name="T1"> </text:span><text:span text:style-name="T4">- </text:span><text:span text:style-name="T8">Gun and </text:span><text:span text:style-name="T5">Sidewinders</text:span></text:p>
      <text:p text:style-name="P1"/>
      <text:p text:style-name="P2">Air-to-air guns</text:p>
      <text:list text:style-name="L1">
        <text:list-item>
          <text:p text:style-name="P3"><text:span text:style-name="T11">Press </text:span><text:span text:style-name="T5">B1 </text:span><text:span text:style-name="T9">button</text:span><text:span text:style-name="T13"> </text:span><text:span text:style-name="T11">to enter </text:span><text:span text:style-name="T5">A/A </text:span><text:span text:style-name="T9">master </text:span><text:span text:style-name="T5">mode</text:span><text:span text:style-name="T12">.</text:span></text:p>
        </text:list-item>
        <text:list-item>
          <text:p text:style-name="P6">Gun funnel is calibrated to fighter-sized targets.</text:p>
        </text:list-item>
        <text:list-item>
          <text:p text:style-name="P6">Put target wings touching the funnel and fire with <text:span text:style-name="T14">Trigger</text:span>.</text:p>
        </text:list-item>
      </text:list>
      <text:p text:style-name="P2"/>
      <text:p text:style-name="P2">Sidewinders</text:p>
      <text:list xml:id="list317730254" text:style-name="L2">
        <text:list-item>
          <text:p text:style-name="P4"><text:span text:style-name="T11">Press </text:span><text:span text:style-name="T5">B1 </text:span><text:span text:style-name="T9">button</text:span><text:span text:style-name="T13"> </text:span><text:span text:style-name="T11">to enter </text:span><text:span text:style-name="T5">A/A</text:span><text:span text:style-name="T8"> master</text:span><text:span text:style-name="T5"> mode</text:span><text:span text:style-name="T13">.</text:span></text:p>
        </text:list-item>
        <text:list-item>
          <text:p text:style-name="P9"><text:span text:style-name="T11">S</text:span><text:span text:style-name="T10">idewinder boresight is the small circle near the top of the HUD.</text:span></text:p>
        </text:list-item>
        <text:list-item>
          <text:p text:style-name="P7">Put Sidewinder boresight circle over the target.</text:p>
        </text:list-item>
        <text:list-item>
          <text:p text:style-name="P7">When Sidewinder starts tracking, circle will follow the target.</text:p>
        </text:list-item>
      </text:list>
      <text:list text:style-name="L3">
        <text:list-item>
          <text:list>
            <text:list-item>
              <text:p text:style-name="P8">There is no cage/uncage function.</text:p>
            </text:list-item>
          </text:list>
        </text:list-item>
      </text:list>
      <text:list xml:id="list82201084068684" text:continue-list="list317730254" text:style-name="L2">
        <text:list-item>
          <text:p text:style-name="P7">When you have tone, fire with <text:span text:style-name="T14">Red Butto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22:00.745000000</dc:date>
    <meta:editing-duration>PT6H42M38S</meta:editing-duration>
    <meta:editing-cycles>44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8" meta:word-count="111" meta:character-count="581" meta:non-whitespace-character-count="497"/>
  </office:meta>
</office:document-meta>
</file>